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4.848cm" fo:min-width="0.135cm"/>
    </style:style>
    <style:style style:name="gr2" style:family="graphic" style:parent-style-name="standard">
      <style:graphic-properties draw:stroke="none" svg:stroke-color="#000000" draw:fill="none" draw:fill-color="#ffffff" fo:min-height="1.5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0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848cm" fo:min-width="0.135cm"/>
    </style:style>
    <style:style style:name="gr5" style:family="graphic" style:parent-style-name="standard">
      <style:graphic-properties draw:fill-color="#800000" draw:textarea-horizontal-align="justify" draw:textarea-vertical-align="middle" draw:auto-grow-height="false" fo:min-height="4.848cm" fo:min-width="0.135cm"/>
    </style:style>
    <style:style style:name="gr6" style:family="graphic" style:parent-style-name="standard">
      <style:graphic-properties draw:stroke="none" svg:stroke-color="#000000" draw:fill="none" draw:fill-color="#ffffff" fo:min-height="1.9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8" style:family="graphic" style:parent-style-name="standard">
      <style:graphic-properties draw:fill-color="#f3ba0e" draw:textarea-horizontal-align="justify" draw:textarea-vertical-align="middle" draw:auto-grow-height="false" fo:min-height="2.918cm" fo:min-width="0.169cm"/>
    </style:style>
    <style:style style:name="gr9" style:family="graphic" style:parent-style-name="standard">
      <style:graphic-properties draw:fill-color="#95cab9" draw:textarea-horizontal-align="justify" draw:textarea-vertical-align="middle" draw:auto-grow-height="false" fo:min-height="0.77cm" fo:min-width="0.135cm"/>
    </style:style>
    <style:style style:name="gr10" style:family="graphic" style:parent-style-name="standard">
      <style:graphic-properties draw:fill-color="#e0cfa6" draw:textarea-horizontal-align="justify" draw:textarea-vertical-align="middle" draw:auto-grow-height="false" fo:min-height="0.769cm" fo:min-width="0.135cm"/>
    </style:style>
    <style:style style:name="gr11" style:family="graphic" style:parent-style-name="objectwithoutfill">
      <style:graphic-properties draw:stroke="dash" draw:stroke-dash="Dot" svg:stroke-width="0.051cm" svg:stroke-color="#ff0000" draw:marker-start-width="0.276cm" draw:marker-end-width="0.276cm" svg:stroke-linecap="butt" draw:fill="none" draw:fill-color="#c1b0d1" draw:textarea-vertical-align="middle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51cm" svg:stroke-color="#ff0000" draw:marker-start-width="0.276cm" draw:marker-end-width="0.276cm" svg:stroke-linecap="butt" draw:fill="none" draw:fill-color="#c1b0d1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-color="#c1b0d1" draw:textarea-horizontal-align="justify" draw:textarea-vertical-align="middle" draw:auto-grow-height="false" fo:min-height="0.068cm" fo:min-width="3.823cm"/>
      <style:paragraph-properties style:writing-mode="lr-tb"/>
    </style:style>
    <style:style style:name="gr14" style:family="graphic" style:parent-style-name="standard">
      <style:graphic-properties draw:fill-color="#c1b0d1" draw:textarea-horizontal-align="justify" draw:textarea-vertical-align="middle" draw:auto-grow-height="false" fo:min-height="0.068cm" fo:min-width="0.462cm"/>
      <style:paragraph-properties style:writing-mode="lr-tb"/>
    </style:style>
    <style:style style:name="gr15" style:family="graphic" style:parent-style-name="standard">
      <style:graphic-properties draw:fill-color="#c1b0d1" draw:textarea-horizontal-align="justify" draw:textarea-vertical-align="middle" draw:auto-grow-height="false" fo:min-height="0.068cm" fo:min-width="0.901cm"/>
      <style:paragraph-properties style:writing-mode="lr-tb"/>
    </style:style>
    <style:style style:name="gr16" style:family="graphic" style:parent-style-name="standard">
      <style:graphic-properties draw:fill-color="#51ac51" draw:textarea-horizontal-align="justify" draw:textarea-vertical-align="middle" draw:auto-grow-height="false" fo:min-height="0.068cm" fo:min-width="2.704cm"/>
      <style:paragraph-properties style:writing-mode="lr-tb"/>
    </style:style>
    <style:style style:name="gr17" style:family="graphic" style:parent-style-name="standard">
      <style:graphic-properties draw:fill-color="#51ac51" draw:textarea-horizontal-align="justify" draw:textarea-vertical-align="middle" draw:auto-grow-height="false" fo:min-height="0.068cm" fo:min-width="2.376cm"/>
      <style:paragraph-properties style:writing-mode="lr-tb"/>
    </style:style>
    <style:style style:name="gr18" style:family="graphic" style:parent-style-name="standard">
      <style:graphic-properties draw:fill-color="#51ac51" draw:textarea-horizontal-align="justify" draw:textarea-vertical-align="middle" draw:auto-grow-height="false" fo:min-height="0.068cm" fo:min-width="1.5cm"/>
      <style:paragraph-properties style:writing-mode="lr-tb"/>
    </style:style>
    <style:style style:name="gr19" style:family="graphic" style:parent-style-name="standard">
      <style:graphic-properties draw:fill-color="#51ac51" draw:textarea-horizontal-align="justify" draw:textarea-vertical-align="middle" draw:auto-grow-height="false" fo:min-height="0.068cm" fo:min-width="1.10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800000"/>
      <style:paragraph-properties fo:text-align="center"/>
    </style:style>
    <style:style style:name="P5" style:family="paragraph">
      <loext:graphic-properties draw:fill-color="#f3ba0e"/>
      <style:paragraph-properties fo:text-align="center"/>
    </style:style>
    <style:style style:name="P6" style:family="paragraph">
      <loext:graphic-properties draw:fill-color="#95cab9"/>
      <style:paragraph-properties fo:text-align="center"/>
    </style:style>
    <style:style style:name="P7" style:family="paragraph">
      <loext:graphic-properties draw:fill-color="#e0cfa6"/>
      <style:paragraph-properties fo:text-align="center"/>
    </style:style>
    <style:style style:name="P8" style:family="paragraph">
      <loext:graphic-properties draw:fill="none" draw:fill-color="#c1b0d1"/>
      <style:paragraph-properties fo:text-align="center"/>
    </style:style>
    <style:style style:name="P9" style:family="paragraph">
      <loext:graphic-properties draw:fill-color="#c1b0d1"/>
      <style:paragraph-properties fo:text-align="center"/>
    </style:style>
    <style:style style:name="P10" style:family="paragraph">
      <style:paragraph-properties fo:text-align="center"/>
      <style:text-properties fo:color="#c9211e" loext:opacity="100%"/>
    </style:style>
    <style:style style:name="P11" style:family="paragraph">
      <loext:graphic-properties draw:fill-color="#c1b0d1"/>
      <style:paragraph-properties fo:text-align="center"/>
      <style:text-properties fo:color="#c9211e" loext:opacity="100%"/>
    </style:style>
    <style:style style:name="P12" style:family="paragraph">
      <loext:graphic-properties draw:fill-color="#51ac51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c9211e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5.098cm" svg:x="1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5.098cm" svg:x="3.3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4cm" svg:height="1.755cm" svg:x="0.7cm" svg:y="18.757cm">
          <draw:text-box>
            <text:p><text:span text:style-name="T1">C1</text:span></text:p>
            <text:p><text:span text:style-name="T1">6035.5</text:span></text:p>
          </draw:text-box>
        </draw:frame>
        <draw:frame draw:style-name="gr3" draw:text-style-name="P2" draw:layer="layout" svg:width="2.396cm" svg:height="2.157cm" svg:x="2.901cm" svg:y="18.757cm">
          <draw:text-box>
            <text:p><text:span text:style-name="T1">C2</text:span></text:p>
            <text:p><text:span text:style-name="T1">6532.5</text:span></text:p>
          </draw:text-box>
        </draw:frame>
        <draw:custom-shape draw:style-name="gr4" draw:text-style-name="P3" draw:layer="layout" svg:width="0.635cm" svg:height="5.098cm" svg:x="6.9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396cm" svg:height="2.157cm" svg:x="6.401cm" svg:y="18.758cm">
          <draw:text-box>
            <text:p><text:span text:style-name="T1">Target</text:span></text:p>
            <text:p><text:span text:style-name="T1">7622.6</text:span></text:p>
          </draw:text-box>
        </draw:frame>
        <draw:custom-shape draw:style-name="gr5" draw:text-style-name="P4" draw:layer="layout" svg:width="0.635cm" svg:height="5.098cm" svg:x="10.7cm" svg:y="7.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396cm" svg:height="2.158cm" svg:x="10.101cm" svg:y="18.758cm">
          <draw:text-box>
            <text:p><text:span text:style-name="T1">DC1</text:span></text:p>
            <text:p><text:span text:style-name="T1">8500</text:span></text:p>
          </draw:text-box>
        </draw:frame>
        <draw:custom-shape draw:style-name="gr5" draw:text-style-name="P4" draw:layer="layout" svg:width="0.635cm" svg:height="5.098cm" svg:x="12.7cm" svg:y="7.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396cm" svg:height="2.156cm" svg:x="12.401cm" svg:y="18.761cm">
          <draw:text-box>
            <text:p><text:span text:style-name="T1">DC2</text:span></text:p>
            <text:p><text:span text:style-name="T1">8750</text:span></text:p>
          </draw:text-box>
        </draw:frame>
        <draw:custom-shape draw:style-name="gr8" draw:text-style-name="P5" draw:layer="layout" svg:width="1.063cm" svg:height="5.032cm" draw:transform="skewX (0.21223203704251) translate (16.498cm 7.40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17.5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18.6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19.7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20.8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21.9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23.0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24.1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25.2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063cm" svg:height="5.032cm" draw:transform="skewX (0.21223203704251) translate (26.398cm 7.40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635cm" svg:height="1.02cm" svg:x="28.087cm" svg:y="8.4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1.019cm" svg:x="28.087cm" svg:y="9.406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6.557cm" svg:y1="13.7cm" svg:x2="16.457cm" svg:y2="6.08cm">
          <text:p text:style-name="P3"/>
        </draw:line>
        <draw:line draw:style-name="gr12" draw:text-style-name="P8" draw:layer="layout" svg:x1="1cm" svg:y1="9.89cm" svg:x2="28.7cm" svg:y2="9.89cm">
          <text:p/>
        </draw:line>
        <draw:custom-shape draw:style-name="gr9" draw:text-style-name="P6" draw:layer="layout" svg:width="0.635cm" svg:height="1.02cm" svg:x="28.087cm" svg:y="7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1.02cm" svg:x="28.087cm" svg:y="10.4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1.019cm" svg:x="28.087cm" svg:y="11.406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7.657cm" svg:y1="13.7cm" svg:x2="17.557cm" svg:y2="6.08cm">
          <text:p/>
        </draw:line>
        <draw:line draw:style-name="gr12" draw:text-style-name="P8" draw:layer="layout" svg:x1="18.757cm" svg:y1="13.7cm" svg:x2="18.657cm" svg:y2="6.08cm">
          <text:p/>
        </draw:line>
        <draw:line draw:style-name="gr12" draw:text-style-name="P8" draw:layer="layout" svg:x1="19.857cm" svg:y1="13.7cm" svg:x2="19.757cm" svg:y2="6.08cm">
          <text:p/>
        </draw:line>
        <draw:line draw:style-name="gr12" draw:text-style-name="P8" draw:layer="layout" svg:x1="20.957cm" svg:y1="13.7cm" svg:x2="20.857cm" svg:y2="6.08cm">
          <text:p/>
        </draw:line>
        <draw:line draw:style-name="gr12" draw:text-style-name="P8" draw:layer="layout" svg:x1="22.057cm" svg:y1="13.7cm" svg:x2="21.957cm" svg:y2="6.08cm">
          <text:p/>
        </draw:line>
        <draw:line draw:style-name="gr12" draw:text-style-name="P8" draw:layer="layout" svg:x1="23.157cm" svg:y1="13.7cm" svg:x2="23.057cm" svg:y2="6.08cm">
          <text:p/>
        </draw:line>
        <draw:line draw:style-name="gr12" draw:text-style-name="P8" draw:layer="layout" svg:x1="24.257cm" svg:y1="13.7cm" svg:x2="24.157cm" svg:y2="6.08cm">
          <text:p/>
        </draw:line>
        <draw:line draw:style-name="gr12" draw:text-style-name="P8" draw:layer="layout" svg:x1="25.357cm" svg:y1="13.7cm" svg:x2="25.257cm" svg:y2="6.08cm">
          <text:p/>
        </draw:line>
        <draw:line draw:style-name="gr12" draw:text-style-name="P8" draw:layer="layout" svg:x1="26.457cm" svg:y1="13.7cm" svg:x2="26.357cm" svg:y2="6.08cm">
          <text:p/>
        </draw:line>
        <draw:line draw:style-name="gr12" draw:text-style-name="P8" draw:layer="layout" svg:x1="28.457cm" svg:y1="13.7cm" svg:x2="28.357cm" svg:y2="6.08cm">
          <text:p/>
        </draw:line>
        <draw:line draw:style-name="gr11" draw:text-style-name="P8" draw:layer="layout" svg:x1="13.057cm" svg:y1="13.7cm" svg:x2="12.957cm" svg:y2="6.08cm">
          <text:p/>
        </draw:line>
        <draw:line draw:style-name="gr11" draw:text-style-name="P8" draw:layer="layout" svg:x1="11.057cm" svg:y1="13.7cm" svg:x2="10.957cm" svg:y2="6.08cm">
          <text:p/>
        </draw:line>
        <draw:line draw:style-name="gr11" draw:text-style-name="P8" draw:layer="layout" svg:x1="7.257cm" svg:y1="13.7cm" svg:x2="7.157cm" svg:y2="6.08cm">
          <text:p/>
        </draw:line>
        <draw:line draw:style-name="gr11" draw:text-style-name="P8" draw:layer="layout" svg:x1="3.657cm" svg:y1="13.7cm" svg:x2="3.557cm" svg:y2="6.08cm">
          <text:p/>
        </draw:line>
        <draw:line draw:style-name="gr11" draw:text-style-name="P8" draw:layer="layout" svg:x1="1.357cm" svg:y1="13.7cm" svg:x2="1.257cm" svg:y2="6.08cm">
          <text:p/>
        </draw:line>
        <draw:custom-shape draw:style-name="gr13" draw:text-style-name="P9" draw:layer="layout" svg:width="5.397cm" svg:height="0.635cm" svg:x="11.16cm" svg:y="14.652cm">
          <text:p text:style-name="P3"><text:span text:style-name="T2">420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.2cm" svg:height="0.635cm" svg:x="16.557cm" svg:y="14.652cm">
          <text:p text:style-name="P3"><text:span text:style-name="T2">46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1" draw:layer="layout" svg:width="1.747cm" svg:height="0.635cm" svg:x="26.558cm" svg:y="14.652cm">
          <text:p text:style-name="P10"><text:span text:style-name="T3">40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2" draw:layer="layout" svg:width="4cm" svg:height="0.635cm" svg:x="7.16cm" svg:y="15.752cm">
          <text:p text:style-name="P3"><text:span text:style-name="T2">877.4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2" draw:layer="layout" svg:width="3.59cm" svg:height="0.635cm" svg:x="3.76cm" svg:y="15.752cm">
          <text:p text:style-name="P3"><text:span text:style-name="T2">1090.1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2" draw:layer="layout" svg:width="2.496cm" svg:height="0.635cm" svg:x="1.361cm" svg:y="15.752cm">
          <text:p text:style-name="P3"><text:span text:style-name="T2">497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2" draw:layer="layout" svg:width="2.005cm" svg:height="0.635cm" svg:x="11.06cm" svg:y="15.752cm">
          <text:p text:style-name="P3"><text:span text:style-name="T2">250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6T19:39:58.094443786</meta:creation-date>
    <dc:date>2025-04-18T16:18:17.444897847</dc:date>
    <meta:editing-duration>P1DT20H7M43S</meta:editing-duration>
    <meta:editing-cycles>8</meta:editing-cycles>
    <meta:generator>LibreOffice/7.3.7.2$Linux_X86_64 LibreOffice_project/30$Build-2</meta:generator>
    <meta:document-statistic meta:object-count="49"/>
  </office:meta>
</office:document-meta>
</file>